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146in"/>
    </style:style>
    <style:style style:name="co3" style:family="table-column">
      <style:table-column-properties fo:break-before="auto" style:column-width="1.8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mera pos</text:p>
          </table:table-cell>
          <table:table-cell office:value-type="string" calcext:value-type="string">
            <text:p>src y</text:p>
          </table:table-cell>
          <table:table-cell office:value-type="string" calcext:value-type="string">
            <text:p>vwall_col_offset</text:p>
          </table:table-cell>
          <table:table-cell office:value-type="string" calcext:value-type="string">
            <text:p>vwall_chunk_offse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" office:value-type="float" office:value="11" calcext:value-type="float">
            <text:p>11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" office:value-type="float" office:value="12" calcext:value-type="float">
            <text:p>12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" office:value-type="float" office:value="13" calcext:value-type="float">
            <text:p>13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" office:value-type="float" office:value="14" calcext:value-type="float">
            <text:p>14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" office:value-type="float" office:value="15" calcext:value-type="float">
            <text:p>15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[.B28]+1" office:value-type="float" office:value="11" calcext:value-type="float">
            <text:p>11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[.B29]+1" office:value-type="float" office:value="12" calcext:value-type="float">
            <text:p>12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[.B30]+1" office:value-type="float" office:value="13" calcext:value-type="float">
            <text:p>13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[.B31]+1" office:value-type="float" office:value="14" calcext:value-type="float">
            <text:p>14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[.B32]+1" office:value-type="float" office:value="15" calcext:value-type="float">
            <text:p>15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9T20:20:13.374886727</meta:creation-date>
    <dc:date>2025-01-20T00:18:23.522160191</dc:date>
    <meta:editing-duration>PT1H34M24S</meta:editing-duration>
    <meta:editing-cycles>1</meta:editing-cycles>
    <meta:document-statistic meta:table-count="1" meta:cell-count="132" meta:object-count="0"/>
    <meta:generator>LibreOffice/7.3.7.2$Linux_X86_64 LibreOffice_project/30$Build-2</meta:generator>
  </office:meta>
</office:document-meta>
</file>